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04e843"/>
    </style:style>
    <style:style style:name="P2" style:family="paragraph" style:parent-style-name="Standard">
      <style:text-properties officeooo:rsid="0004e843" officeooo:paragraph-rsid="0004e843"/>
    </style:style>
    <style:style style:name="P3" style:family="paragraph" style:parent-style-name="Standard">
      <style:text-properties fo:color="#c9211e" loext:opacity="100%" officeooo:rsid="0004e843" officeooo:paragraph-rsid="0004e843"/>
    </style:style>
    <style:style style:name="P4" style:family="paragraph" style:parent-style-name="Standard">
      <style:paragraph-properties style:writing-mode="lr-tb"/>
      <style:text-properties fo:color="#c9211e" loext:opacity="100%" officeooo:rsid="0004e843" officeooo:paragraph-rsid="0004e843"/>
    </style:style>
    <style:style style:name="P5" style:family="paragraph" style:parent-style-name="Standard">
      <style:paragraph-properties style:writing-mode="lr-tb"/>
    </style:style>
    <style:style style:name="T1" style:family="text">
      <style:text-properties fo:color="#000000" loext:opacity="100%"/>
    </style:style>
    <style:style style:name="T2" style:family="text">
      <style:text-properties officeooo:rsid="000647b4"/>
    </style:style>
    <style:style style:name="T3" style:family="text">
      <style:text-properties officeooo:rsid="0004e843"/>
    </style:style>
    <style:style style:name="T4"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hapter 21 Review</text:span></text:h>
      <text:p text:style-name="Standard"/>
      <text:p text:style-name="Standard">[1] What are examples of useful STL algorithms?</text:p>
      <text:p text:style-name="P3">Common useful STL algorithms include: find(), find_if(), count(), count_if(), sort(), binary_search(), copy(), transform(), accumulate(), for_each(), remove(), remove_if(), unique(), reverse(), max_element(), min_element(), and merge()</text:p>
      <text:p text:style-name="Standard">[2] What does find() do? Give at least five examples.</text:p>
      <text:p text:style-name="P3">Find() searches for the first occurrences of a value in a range and returns an iterator to that element, or the end iterator if not found</text:p>
      <text:p text:style-name="Standard">[3] What does count_if() do?</text:p>
      <text:p text:style-name="P3">count_if() counts the number of elements in a range that satisfy a given predicate (condition). It takes iterators defining the range and a predicate function, returning the count as an integer</text:p>
      <text:p text:style-name="Standard">[4] What does sort(b,e) use as its sorting criterion?</text:p>
      <text:p text:style-name="P4">sort(b,e) uses the &lt; operator (less-than comparison) as its default sorting criterion, sorting elements in ascending order</text:p>
      <text:p text:style-name="Standard">[5] How does an STL algorithm take a container as an input argument?</text:p>
      <text:p text:style-name="P4">STL algorithms don’t take containers directly as arguments. Instead, they take iterator pairs (begin and end iterators) that define a range within the container. This allows algorithms to work on portions of containers or across different container types</text:p>
      <text:p text:style-name="P5">[6] How does an STL algorithm take a container as an output argument?</text:p>
      <text:p text:style-name="P3"><text:soft-page-break/>STL algorithms typically take an output iterator as an argument, not the container iteself. The output iterator points to where results should be written. Many algorithms return an iterator indicating where output ended.</text:p>
      <text:p text:style-name="Standard">[7] How does an STL algorithm usually indicate “not found” or “failure”?</text:p>
      <text:p text:style-name="P3">STL algorithms typically indicate “not found” or failure by returning the end iterator of the range being searched. For algorithms that return counts, they return 0. For algorithms that return boolean values, they return false.</text:p>
      <text:p text:style-name="Standard">[8] What is a function object?</text:p>
      <text:p text:style-name="P3">A function object (functor) is an object of a class that defines the operator() function. This allows the object to be called like a function. Function objects can maintain state between calls and can be customized through constructor parameters.</text:p>
      <text:p text:style-name="P5">[9] In which ways does a function object differ from a function?</text:p>
      <text:p text:style-name="P3">Function objects differ from functions in several different ways:</text:p>
      <text:p text:style-name="P3">- they can store state/data as member variables</text:p>
      <text:p text:style-name="P3">- they can be customized through constructor parameters</text:p>
      <text:p text:style-name="P3">- they can be inlined more easily by compilers for better performance</text:p>
      <text:p text:style-name="P3">- they can have multiple versions of operator() with different signatures</text:p>
      <text:p text:style-name="P3">- they’re objects, so they can be copied, assigned, and passed around like any other object</text:p>
      <text:p text:style-name="Standard">[10] What is a predicate?</text:p>
      <text:p text:style-name="P3">A predicate is a function, function object, or lambda that returns a boolean value (true or false). Predicates are used by algorithms to test conditions on elements. Unary predicates take one argument, while binary predicates take two arguments.</text:p>
      <text:p text:style-name="Standard"><text:soft-page-break/>[11] Why would you use a function or function object rather than a lambda as an argument?</text:p>
      <text:p text:style-name="P3">You might choose functions or function objects over lambdas when:</text:p>
      <text:p text:style-name="P3">- the logic is complex and deserves a descriptive name</text:p>
      <text:p text:style-name="P3">- the same functionality is needed in multiple places (reusability)</text:p>
      <text:p text:style-name="P3">- you need to maintain state between calls</text:p>
      <text:p text:style-name="P3">- the code predates c++ 11 (when lambdas were introduced)</text:p>
      <text:p text:style-name="P3">- you want better debugging support with named functions</text:p>
      <text:p text:style-name="P3">- the function logic is part of a larger class design</text:p>
      <text:p text:style-name="Standard">[12] What does accumulate() do?</text:p>
      <text:p text:style-name="P3">Accumulate() computes the sum (or other binary operation) of elements in a range. It takes a range defined by iterators, an initial value, and optionally a binary operation. It returns the accumulated result, starting with the initial value.</text:p>
      <text:p text:style-name="Standard">[13] What does inner_product() do?</text:p>
      <text:p text:style-name="P3">inner_product() computes the inner product (dot product) of two ranges. It multiplies corresponding elements from two sequences and sums the results, starting with an initial value. It can also take custom binary operations for both the multiplication and addition steps</text:p>
      <text:p text:style-name="Standard">[14] Why use a copy() algorithm when we could “just write a simple loop”?</text:p>
      <text:p text:style-name="P2">Using copy() instead of a manual loop provides several advantages:</text:p>
      <text:p text:style-name="P3">- clearer intent and more readable code</text:p>
      <text:p text:style-name="P3">- less prone to off-by-one errors and other bugs</text:p>
      <text:p text:style-name="P3">- potentially better optimized by the compiler</text:p>
      <text:p text:style-name="P3"><text:soft-page-break/>- consistent with STL style and conventions</text:p>
      <text:p text:style-name="P3">- can work with different iterator types automatically</text:p>
      <text:p text:style-name="P3">- easier to maintain and modify</text:p>
      <text:p text:style-name="Standard">[15] What is a binary search?</text:p>
      <text:p text:style-name="P3">A binary search is an efficient algorithm for finding an element in a sorted range. It works by repeatedly dividing the search space in half, comparing the target with the middle element, and eliminating half of the remaining elements. STL provides binary_search(), lower_bound(), upper_bound() and equal_range() for binary search operations. Binary search has O(log n) time complex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04e843"/>
    </style:style>
    <style:style style:name="MT1" style:family="text">
      <style:text-properties officeooo:rsid="0004e843"/>
    </style:style>
    <style:style style:name="MT2" style:family="text">
      <style:text-properties officeooo:rsid="000647b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21</text:span> Review</text:p>
        <text:p text:style-name="MP1">Intro to Comp Sci II</text:p>
        <text:p text:style-name="MP1">7/<text:span text:style-name="MT2">2</text:span><text:span text:style-name="MT1">9</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3</meta:editing-cycles>
    <meta:creation-date>2025-03-12T20:33:00</meta:creation-date>
    <dc:date>2025-07-29T19:01:00.264463751</dc:date>
    <meta:editing-duration>PT16M36S</meta:editing-duration>
    <meta:generator>LibreOffice/7.3.7.2$Linux_X86_64 LibreOffice_project/30$Build-2</meta:generator>
    <meta:document-statistic meta:table-count="0" meta:image-count="0" meta:object-count="0" meta:page-count="4" meta:paragraph-count="53" meta:word-count="757" meta:character-count="4750" meta:non-whitespace-character-count="4046"/>
    <meta:user-defined meta:name="AppVersion">16.0000</meta:user-defined>
    <meta:user-defined meta:name="MSIP_Label_2d360780-cf75-4e00-a371-00f6922cc12d_ActionId">a58fb9b1-0fb6-42c1-9c51-32ed4ba5e197</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2T20:34:24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